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middle" draw:auto-grow-height="false" fo:min-height="0.65cm" fo:min-width="6.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1.3cm" fo:min-width="4.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6.65cm" fo:min-width="13.9cm" fo:padding-top="0.175cm" fo:padding-bottom="0.175cm" fo:padding-left="0.3cm" fo:padding-right="0.3cm"/>
    </style:style>
    <style:style style:name="gr2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4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63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65" style:family="graphic" style:parent-style-name="standard">
      <style:graphic-properties draw:stroke="dash" draw:stroke-dash="Long_20_Dash" svg:stroke-color="#000000" draw:fill="none" draw:fill-color="#ffffff" fo:min-height="1.90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Noto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Noto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Noto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7cm" svg:height="0.9cm" svg:x="12.6cm" svg:y="1.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pen research article (VoR)</text:span></text:p>
          <draw:enhanced-geometry svg:viewBox="0 0 21600 21600" draw:type="rectangle" draw:enhanced-path="M 0 0 L 21600 0 21600 21600 0 21600 0 0 Z N"/>
        </draw:custom-shape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4" draw:layer="layout" svg:width="4.059cm" svg:height="0.645cm" svg:x="1.7cm" svg:y="10.5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2">ali:license_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4.059cm" svg:height="0.645cm" svg:x="1.7cm" svg:y="12.1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ur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4.059cm" svg:height="1cm" svg:x="1.7cm" svg:y="11.155cm">
            <text:p text:style-name="P7"><text:span text:style-name="T4">-</text:span><text:span text:style-name="T4"><text:tab/></text:span><text:span text:style-name="T4">attr1:start_date</text:span></text:p>
            <text:p text:style-name="P7"><text:span text:style-name="T4">-</text:span><text:span text:style-name="T4"><text:tab/></text:span><text:span text:style-name="T4">attr2:end_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4" draw:layer="layout" svg:width="4.059cm" svg:height="0.645cm" svg:x="6.041cm" svg:y="3.06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2">dc:cove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4.059cm" svg:height="0.645cm" svg:x="6.041cm" svg:y="3.7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4" draw:layer="layout" svg:width="4.059cm" svg:height="0.645cm" svg:x="1.641cm" svg:y="4.96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4.059cm" svg:height="0.645cm" svg:x="1.641cm" svg:y="5.6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4.059cm" svg:height="0.645cm" svg:x="6.041cm" svg:y="4.96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ident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059cm" svg:height="0.645cm" svg:x="6.041cm" svg:y="5.6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4.059cm" svg:height="0.645cm" svg:x="10.6cm" svg:y="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4.059cm" svg:height="0.645cm" svg:x="10.6cm" svg:y="5.69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059cm" svg:height="0.645cm" svg:x="1.641cm" svg:y="6.86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4.059cm" svg:height="0.645cm" svg:x="1.641cm" svg:y="7.5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059cm" svg:height="0.645cm" svg:x="1.641cm" svg:y="3.06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4.059cm" svg:height="0.645cm" svg:x="1.641cm" svg:y="3.7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4.059cm" svg:height="0.569cm" svg:x="6.041cm" svg:y="16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9"><text:span text:style-name="T5">dcterms:date_accep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4.059cm" svg:height="0.645cm" svg:x="6.041cm" svg:y="16.614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9" draw:text-style-name="P4" draw:layer="layout" svg:width="4.059cm" svg:height="0.645cm" svg:x="10.541cm" svg:y="3.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2">dc: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4.059cm" svg:height="0.645cm" svg:x="10.541cm" svg:y="3.7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1" draw:text-style-name="P12" draw:layer="layout" svg:width="4.059cm" svg:height="0.645cm" svg:x="6.041cm" svg:y="6.90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1"><text:span text:style-name="T3">dc:publis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6" draw:layer="layout" svg:width="4.059cm" svg:height="0.645cm" svg:x="6.041cm" svg:y="8.54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4.059cm" svg:height="1cm" svg:x="6.041cm" svg:y="7.546cm">
            <text:p text:style-name="P5"><text:span text:style-name="T3">-</text:span><text:span text:style-name="T3"><text:tab/></text:span><text:span text:style-name="T3">attr1:ur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4" draw:text-style-name="P4" xml:id="id3" draw:id="id3" draw:layer="layout" svg:width="5.4cm" svg:height="0.645cm" svg:x="21cm" svg:y="4.7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5.4cm" svg:height="0.645cm" svg:x="21cm" svg:y="6.8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5.4cm" svg:height="1.555cm" svg:x="21cm" svg:y="5.345cm">
          <text:p text:style-name="P13"><text:span text:style-name="T6">-</text:span><text:span text:style-name="T6"><text:tab/></text:span><text:span text:style-name="T7">attr1:type</text:span></text:p>
          <text:p text:style-name="P13"><text:span text:style-name="T7">-</text:span><text:span text:style-name="T7"><text:tab/></text:span><text:span text:style-name="T7">attr2:deposit_date</text:span></text:p>
          <text:p text:style-name="P13"><text:span text:style-name="T7">- </text:span><text:span text:style-name="T7"><text:tab/></text:span><text:span text:style-name="T7">attr3:resource_exposed_date</text:span></text:p>
          <text:p text:style-name="P13"><text:span text:style-name="T7">-</text:span><text:span text:style-name="T7"><text:tab/></text:span><text:span text:style-name="T7">attr4:accessRightsURI</text:span></text:p>
          <text:p text:style-name="P13"><text:span text:style-name="T6"><text:line-break/></text:span><text:span text:style-name="T6"/></text:p>
          <text:p text:style-name="P1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xml:id="id1" draw:id="id1" draw:layer="layout" svg:width="14.5cm" svg:height="17cm" svg:x="1cm" svg:y="2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4.059cm" svg:height="0.645cm" svg:x="6.041cm" svg:y="13.256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11"><text:span text:style-name="T3">ali:license_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draw:layer="layout" svg:width="4.059cm" svg:height="0.607cm" svg:x="6.041cm" svg:y="13.293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16"><text:span text:style-name="T8">rioxxterms:contrib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4.059cm" svg:height="0.645cm" svg:x="6.041cm" svg:y="14.5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8" draw:layer="layout" svg:width="4.059cm" svg:height="0.655cm" svg:x="6.041cm" svg:y="13.9cm">
          <text:p text:style-name="P7"><text:span text:style-name="T4">-</text:span><text:span text:style-name="T4"><text:tab/></text:span><text:span text:style-name="T4">attr1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059cm" svg:height="0.645cm" svg:x="10.5cm" svg:y="13.3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rioxxterms:gr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.059cm" svg:height="0.645cm" svg:x="10.5cm" svg:y="14.9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draw:layer="layout" svg:width="4.059cm" svg:height="1cm" svg:x="10.5cm" svg:y="13.945cm">
          <text:p text:style-name="P5"><text:span text:style-name="T3">-</text:span><text:span text:style-name="T3"><text:tab/></text:span><text:span text:style-name="T3">attr1:funder_name</text:span></text:p>
          <text:p text:style-name="P5"><text:span text:style-name="T3">-</text:span><text:span text:style-name="T3"><text:tab/></text:span><text:span text:style-name="T3">attr2:funder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4.059cm" svg:height="0.645cm" svg:x="10.6cm" svg:y="7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su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.059cm" svg:height="0.645cm" svg:x="10.6cm" svg:y="8.6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8" draw:layer="layout" svg:width="4.059cm" svg:height="1cm" svg:x="10.6cm" svg:y="7.645cm">
          <text:p text:style-name="P7"><text:span text:style-name="T4">-</text:span><text:span text:style-name="T4"><text:tab/></text:span><text:span text:style-name="T4">attr1:subjectScheme</text:span></text:p>
          <text:p text:style-name="P7"><text:span text:style-name="T4">-</text:span><text:span text:style-name="T4"><text:tab/></text:span><text:span text:style-name="T4">attr2:scheme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draw:layer="layout" svg:width="4.059cm" svg:height="0.645cm" svg:x="6.041cm" svg:y="10.501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11"><text:span text:style-name="T3">ali:license_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4.059cm" svg:height="0.645cm" svg:x="6.041cm" svg:y="12.146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4.059cm" svg:height="1cm" svg:x="6.041cm" svg:y="11.146cm">
          <text:p text:style-name="P5"><text:span text:style-name="T3">-</text:span><text:span text:style-name="T3"><text:tab/></text:span><text:span text:style-name="T3">attr1:start_date</text:span></text:p>
          <text:p text:style-name="P5"><text:span text:style-name="T3">-</text:span><text:span text:style-name="T3"><text:tab/></text:span><text:span text:style-name="T3">attr2:end_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draw:layer="layout" svg:width="4.059cm" svg:height="0.645cm" svg:x="6.041cm" svg:y="10.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rioxxterms: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.059cm" svg:height="0.645cm" svg:x="6.041cm" svg:y="12.1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8" draw:layer="layout" svg:width="4.059cm" svg:height="1cm" svg:x="6.041cm" svg:y="11.145cm">
          <text:p text:style-name="P7"><text:span text:style-name="T4">-</text:span><text:span text:style-name="T4"><text:tab/></text:span><text:span text:style-name="T4">attr1:uri</text:span></text:p>
          <text:p text:style-name="P7"><text:span text:style-name="T4">-</text:span><text:span text:style-name="T4"><text:tab/></text:span><text:span text:style-name="T4">attr2:first-name-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4" draw:text-style-name="P4" draw:layer="layout" svg:width="4.059cm" svg:height="0.645cm" svg:x="1.641cm" svg:y="1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2">rioxxterms:pro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6" draw:layer="layout" svg:width="4.059cm" svg:height="0.645cm" svg:x="1.641cm" svg:y="16.6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ur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6" draw:text-style-name="P19" draw:layer="layout" svg:width="4.059cm" svg:height="0.526cm" svg:x="10.441cm" svg:y="16.1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8"><text:span text:style-name="T9">rioxxterms:publication_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yout" svg:width="4.059cm" svg:height="0.645cm" svg:x="10.441cm" svg:y="16.6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8" draw:text-style-name="P19" draw:layer="layout" svg:width="5.6cm" svg:height="0.526cm" svg:x="2.4cm" svg:y="18.04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8"><text:span text:style-name="T9">rioxxterms:record_public_release_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6" draw:layer="layout" svg:width="5.6cm" svg:height="0.645cm" svg:x="2.4cm" svg:y="18.57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0" draw:text-style-name="P4" draw:layer="layout" svg:width="4.059cm" svg:height="0.645cm" svg:x="6.041cm" svg:y="6.9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publis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" draw:layer="layout" svg:width="4.059cm" svg:height="0.645cm" svg:x="6.041cm" svg:y="8.5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8" draw:layer="layout" svg:width="4.059cm" svg:height="1cm" svg:x="6.041cm" svg:y="7.545cm">
          <text:p text:style-name="P7"><text:span text:style-name="T4">-</text:span><text:span text:style-name="T4"><text:tab/></text:span><text:span text:style-name="T4">attr1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" draw:layer="layout" svg:width="4.059cm" svg:height="0.645cm" svg:x="1.641cm" svg:y="13.21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rioxxterms: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draw:layer="layout" svg:width="4.059cm" svg:height="0.645cm" svg:x="1.641cm" svg:y="14.8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4.059cm" svg:height="1cm" svg:x="1.641cm" svg:y="13.855cm">
          <text:p text:style-name="P5"><text:span text:style-name="T3">-</text:span><text:span text:style-name="T3"><text:tab/></text:span><text:span text:style-name="T3">attr1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" draw:layer="layout" svg:width="4.059cm" svg:height="0.645cm" svg:x="10.541cm" svg:y="10.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rioxxterms: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" draw:layer="layout" svg:width="4.059cm" svg:height="0.645cm" svg:x="10.541cm" svg:y="12.1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6" draw:layer="layout" svg:width="4.059cm" svg:height="1cm" svg:x="10.541cm" svg:y="11.145cm">
          <text:p text:style-name="P5"><text:span text:style-name="T3">-</text:span><text:span text:style-name="T3"><text:tab/></text:span><text:span text:style-name="T3">attr1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9" draw:text-style-name="P19" draw:layer="layout" svg:width="4.3cm" svg:height="0.526cm" svg:x="8.9cm" svg:y="18.04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8"><text:span text:style-name="T9">rioxxterms:version_of_rec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6" draw:layer="layout" svg:width="4.3cm" svg:height="0.645cm" svg:x="8.9cm" svg:y="18.57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ur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1" draw:text-style-name="P20" draw:layer="layout" svg:x1="8.25cm" svg:y1="2.6cm" svg:x2="12.6cm" svg:y2="2.049cm" draw:start-shape="id1" draw:start-glue-point="0" draw:end-shape="id2" draw:end-glue-point="11" svg:d="M8250 2600v-551h4350" svg:viewBox="0 0 4351 552">
          <text:p/>
        </draw:connector>
        <draw:connector draw:style-name="gr62" draw:text-style-name="P20" draw:layer="layout" svg:x1="19.3cm" svg:y1="2.049cm" svg:x2="22.502cm" svg:y2="4.7cm" draw:start-shape="id2" draw:start-glue-point="8" draw:end-shape="id3" draw:end-glue-point="5" svg:d="M19300 2049h3202v2651" svg:viewBox="0 0 3203 2652">
          <text:p/>
        </draw:connector>
        <draw:frame draw:style-name="gr63" draw:text-style-name="P21" draw:layer="layout" svg:width="1.4cm" svg:height="0.683cm" svg:x="9.7cm" svg:y="1.3cm">
          <draw:text-box>
            <text:p><text:span text:style-name="T10">root</text:span></text:p>
          </draw:text-box>
        </draw:frame>
        <draw:frame draw:style-name="gr64" draw:text-style-name="P21" draw:layer="layout" svg:width="4.4cm" svg:height="1.6cm" svg:x="19.9cm" svg:y="1cm">
          <draw:text-box>
            <text:p><text:span text:style-name="T10">expressions / actionable content</text:span></text:p>
          </draw:text-box>
        </draw:frame>
        <draw:frame draw:style-name="gr65" draw:text-style-name="P22" draw:layer="layout" svg:width="5.9cm" svg:height="2.477cm" svg:x="17.9cm" svg:y="17.401cm">
          <draw:text-box>
            <text:p><text:span text:style-name="T11">Common vocabularies</text:span></text:p>
            <text:p><text:span text:style-name="T12">-</text:span><text:span text:style-name="T12"><text:tab/></text:span><text:span text:style-name="T12">COAR Genre Types</text:span></text:p>
            <text:p><text:span text:style-name="T12">-</text:span><text:span text:style-name="T12"><text:tab/></text:span><text:span text:style-name="T12">COAR Version Types</text:span></text:p>
            <text:p><text:span text:style-name="T12">-</text:span><text:span text:style-name="T12"><text:tab/></text:span><text:span text:style-name="T12">COAR Access Rights</text:span></text:p>
            <text:p><text:span text:style-name="T12">-</text:span><text:span text:style-name="T12"><text:tab/></text:span><text:span text:style-name="T12">schema.org</text:span></text:p>
            <text:p><text:span text:style-name="T12">-</text:span><text:span text:style-name="T12"><text:tab/></text:span><text:span text:style-name="T12">NISO OA Access &amp; License </text:span><text:span text:style-name="T12"><text:tab/></text:span><text:span text:style-name="T12"><text:tab/></text:span><text:span text:style-name="T12">Indicators</text:span></text:p>
          </draw:text-box>
        </draw:frame>
        <draw:frame draw:style-name="gr65" draw:text-style-name="P22" draw:layer="layout" svg:width="3.9cm" svg:height="2.159cm" svg:x="24.5cm" svg:y="17.401cm">
          <draw:text-box>
            <text:p><text:span text:style-name="T11">Referenced PID schemes</text:span></text:p>
            <text:p><text:span text:style-name="T12">-</text:span><text:span text:style-name="T12"><text:tab/></text:span><text:span text:style-name="T12">ISNI</text:span></text:p>
            <text:p><text:span text:style-name="T12">-</text:span><text:span text:style-name="T12"><text:tab/></text:span><text:span text:style-name="T12">GRID</text:span></text:p>
            <text:p><text:span text:style-name="T12">-</text:span><text:span text:style-name="T12"><text:tab/></text:span><text:span text:style-name="T12">ROR</text:span></text:p>
            <text:p><text:span text:style-name="T12">-</text:span><text:span text:style-name="T12"><text:tab/></text:span><text:span text:style-name="T12">ORCID</text:span></text:p>
            <text:p><text:span text:style-name="T12">-</text:span><text:span text:style-name="T12"><text:tab/></text:span><text:span text:style-name="T12">RAi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3:51:28.101080029</meta:creation-date>
    <dc:date>2023-01-17T14:17:54.176627657</dc:date>
    <meta:editing-duration>PT2H20M48S</meta:editing-duration>
    <meta:editing-cycles>17</meta:editing-cycles>
    <meta:generator>LibreOffice/6.4.7.2$Linux_X86_64 LibreOffice_project/40$Build-2</meta:generator>
    <meta:document-statistic meta:object-count="74"/>
  </office:meta>
</office:document-meta>
</file>